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style:style>
    <style:style style:name="P2" style:family="paragraph" style:parent-style-name="Text_20_body">
      <style:paragraph-properties fo:margin-left="0.499cm" fo:margin-right="0.499cm" fo:text-indent="0cm" style:auto-text-indent="false"/>
    </style:style>
    <style:style style:name="P3" style:family="paragraph" style:parent-style-name="Text_20_body">
      <style:paragraph-properties fo:margin-left="0.499cm" fo:margin-right="0.499cm" fo:text-indent="0cm" style:auto-text-indent="false"/>
      <style:text-properties fo:color="#800000"/>
    </style:style>
    <style:style style:name="P4" style:family="paragraph" style:parent-style-name="Text_20_body">
      <style:paragraph-properties fo:margin-left="0.499cm" fo:margin-right="0.499cm" fo:text-indent="0cm" style:auto-text-indent="false"/>
      <style:text-properties fo:font-style="italic" style:font-style-asian="italic" style:font-style-complex="italic"/>
    </style:style>
    <style:style style:name="P5" style:family="paragraph" style:parent-style-name="Heading_20_1">
      <style:paragraph-properties fo:text-align="center" style:justify-single-word="false"/>
    </style:style>
    <style:style style:name="P6" style:family="paragraph" style:parent-style-name="Text_20_body">
      <style:paragraph-properties fo:margin-left="0.499cm" fo:margin-right="0.499cm" fo:text-indent="0cm" style:auto-text-indent="false"/>
      <style:text-properties fo:font-style="italic" style:font-style-asian="italic" style:font-style-complex="italic"/>
    </style:style>
    <style:style style:name="P7" style:family="paragraph" style:parent-style-name="Text_20_body">
      <style:paragraph-properties fo:margin-left="0.499cm" fo:margin-right="0.499cm" fo:text-indent="0cm" style:auto-text-indent="false"/>
      <style:text-properties fo:color="#2323dc" fo:font-style="italic" officeooo:paragraph-rsid="001bbac9" style:font-style-asian="italic" style:font-style-complex="italic"/>
    </style:style>
    <style:style style:name="T1" style:family="text">
      <style:text-properties fo:font-style="italic" style:font-style-asian="italic" style:font-style-complex="italic"/>
    </style:style>
    <style:style style:name="T2" style:family="text">
      <style:text-properties fo:color="#800000"/>
    </style:style>
    <style:style style:name="T3" style:family="text">
      <style:text-properties fo:color="#800000" fo:font-style="italic" style:font-style-asian="italic" style:font-style-complex="italic"/>
    </style:style>
    <style:style style:name="T4" style:family="text">
      <style:text-properties officeooo:rsid="001bb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ES ANTIQUES</text:h>
      <text:p text:style-name="Subtitle">Date 0 – Les Antiques et leur création, les Autonomes.</text:p>
      <text:p text:style-name="Text_20_body">A l’origine les Antiques, parfois aussi appelés Eldars ou Elders par les scribes de l’Impérium de l’humanité. Il n’existe pas à notre connaissance de civilisation plus ancienne que les Antiques et l’age exacte de leur civilisation lui aussi se perd dans les ages.</text:p>
      <text:p text:style-name="Text_20_body">Passés maîtres dans le voyage galactique, cette civilisation très ancienne développa un lien très étroit avec la matière et bientôt fût en mesure de contrôler la matière par la seule force de leur pensée, ou de communiquer entre eux par télépathie, un ensemble de capacité que nous appelons « Psyonisme ».</text:p>
      <text:p text:style-name="Text_20_body">Les Antiques mirent au point un système de communication et de transfert matériel qui rendit le voyage galactique obsolète et vint l’avènement de ce qu’ils appellent « La Toile » ou le « Web » <text:span text:style-name="T3">ou le « Warp »</text:span> dans leur langue et que nous appelons nous le « Retz » un espace immatériel où la matière devient pure information. En combinant leur technologie et leur aptitudes psioniques les Antiques furent en mesure de s’évanouir depuis le monde matériel dans le Retz et vice versa, d’en jaillir instantanément à des années lumières de là.</text:p>
      <text:p text:style-name="Text_20_body">Leur civilisation évolua alors en profondeur et 4 castes se formèrent :</text:p>
      <text:p text:style-name="Text_20_body">- les Nomades <text:span text:style-name="T3">ou Exodites</text:span> qui abandonnèrent le Retz et les mondes connectés pour voyager regroupés en flottes gigantesques à la découverte de l’Immensité de l’univers, confrontés régulièrement à l’adversité et à des espèces primitives parfois féroce ils dépoussiérèrent les antiques techniques de combat oubliés depuis des siècles et des siècles faute de guerres dans leur civilisation pacifique. Ils développèrent leurs aptitudes psioniques afin de s’en servir pour piloter des drones d’exploration par la pensée ou même de gigantesques véhicules et jusqu’à leur vaisseaux spatiaux. Bientôt les plus doués d’entre eux purent se servir du psionisme pour naviguer avec précision ou entrevoir les possibles futurs avec une clarté inégalée.</text:p>
      <text:p text:style-name="Text_20_body">Les Isolés<text:span text:style-name="T3"> ou « Sécessionnistes » ou « Sédentaires » ou « Empathes »</text:span> qui s’installèrent sur des mondes à la faune et à la flore hostile, abandonnèrent « le Retz » afin de vivre simplement selon des traditions de communion avec les éléments et de recueillement, valorisant les aptitudes physiques, la bravoure et la solidarité. Leur psionisme évolua vers la communion avec les espèces locales et ils furent bientôt en mesure d’exercer de l’empathie avec la végétation ou les animaux vivant à proximité. Bien connus de notre civilisation ils se battent parfois à nos cotés et à de nombreuse reprises nous avons en retour pris les armes pour défendre leurs mondes menacés d’invasion.</text:p>
      <text:p text:style-name="Text_20_body">Les Écumeurs<text:span text:style-name="T3"> ou « Sensats » ou « Raiders » ou « Tourmenteurs »</text:span>, des isolationnistes qui depuis longtemps décidèrent de vivre de rapines en soumettant par la puissance de leur technologie et leur <text:s/>tactiques de combats raffinées et imprévisible tout ce qui leur tombe sous la main. Il ne rechignent pas à faire des esclaves et il est évident qu’ils utilisent à leur fin le Retz grâce à des portails cachés un peu partout dans l’univers. Les coordonnées de ces portails sont des secret jalousement gardés et il n’est pas rare qu’elles ne soient commues que d’une poignée de capitaines Écumeurs ou « Voïvodes » comme ils aiment à se faire appeler. De fait ils s’acoquinent très volontiers à d’autre pirates si le besoin s’en fait sentir sans distinction d’espèce. Seule la finalité de leur mode de vie violent et belliqueux justifie leur course de conduite.</text:p>
      <text:p text:style-name="Text_20_body">Les Évanouis <text:span text:style-name="T3">ou « Abstraits » ou « Informels »</text:span>, ces derniers <text:s/>décidèrent de vivre intégralement dans le « Retz » et de devenir immortels abandonnant bien souvent leur existence matérielle, il ne tardèrent pas à avoir recours à des corps fait de matériaux nobles non soumis à l’usure qu’ils pouvaient piloter depuis le Retz lorsque exceptionnellement ils avaient besoin de se matérialiser dans le monde physique. Ils stockèrent leurs « Squelettes »<text:span text:style-name="T1"> </text:span><text:span text:style-name="T3">ou « avatars » ou « écrins » ou « enveloppes » ou « occurrences »</text:span> dans des mausolées pour les préserver de l’usure du temps entre deux usages. Ils devinrent peu à peu obsédés par l’idée de mourir et se mirent à créer des armées de « squelettes » automatisés destinés à défendre les infrastructures du « Retz » et les mausolés ou reposaient leur corps de « métal », puis incapables de piloter eux même tous leurs gardiens il durent créer de nouveaux « Evanouis » en mélangeant leurs consciences à des algorithmes intelligents. Aujourd’hui connus sous le noms d’Autonomes ils représentent un fléau aussi vieux <text:soft-page-break/>qu’inquiétant et il est difficile de savoir si les squelettes de métal et leurs nombreuses variantes se sont rebellés et sont devenus une espèce à part entière ou si des évanouis partiellement conscience « Antique » partiellement conscience cybernétique tirent les ficelles depuis leur retraite immatérielle depuis le « Retz », peut être les deux, peut être sont ils regroupés en différentes faction peut être agissent ils de concert<text:span text:style-name="T2"> ou conserve</text:span>. Comment cerner ces consciences éternelles et machinales. Une chose est sure, ils sont territoriaux, implacables, et ont un besoin constant d’apport en matériaux nobles pour agrandir toujours davantage la taille de leur armée, ils ne respectent aucune forme de vie, ni les plus primitives ni les plus évoluées. Chaque monde qui tombe sous l’égide des autonomes devient inexorablement un vaste champ de poussière.</text:p>
      <text:p text:style-name="Text_20_body"/>
      <text:p text:style-name="P2">Pourquoi un immatériel/informel se soucierait-il autant de conserver une enveloppe matérielle, sans grande valeur autre que sentimentale à priori ?</text:p>
      <text:p text:style-name="P2">Pourquoi tous les informels auraient-ils évoluer vers une seule obsession commune du mausolée/selfconservatisme ? Alors qu'ils sont par définition quasi immortels...</text:p>
      <text:p text:style-name="P2"/>
      <text:p text:style-name="P3">La suite est très mal écrite, ce sont des « idées » couchées un peu « telles qu'elles », ça peut tout aussi bien être incorporé la mayonnaise, servir de dessert ou être jeté à la poubelle selon ton enthousiasme, et si tu arrives à me lire/suivre dans les grandes lignes :</text:p>
      <text:p text:style-name="P4">Pourquoi ne pas considérer le retz/web/warp comme une sorte de « code source » de la réalité qui, extrêmement difficile à modifier, n'en reste pas moins accessibles aux sages les plus disciplinés les « élus », capables selon les cas de le lire et d'en tirer des analyses prédictives « les augures », le sentir et se laisser guider par des bribes d'informations (instinct) « les psykers », ou de créer de toute pièce de nouvelles lignes de code comme les « sorciers ».</text:p>
      <text:p text:style-name="P4">A partir de la, faire des autonomes des « informels » qui seraient des êtres vivants ayant réussi à se convertir en code, information pure, mais au moyen de méthodes peu fiables, et ils continuent en fait à exister sous une forme de virus du code source, sous des formes peu stables car sans cesse combattues par le code originel, ce qui les rends très disparates les uns des autres car depuis leur insertion chaque informel à été réécris des zillions de fois de manière différente au sein du code. Certains évanouis forment la congrégation des autonomes : des évanouis qui ont cherché à reprendre une forme stable et durable dans la réalité « sensible/matérielle », notamment en contrôlant des « êtres » substantiels (souvent des machines pour leur facilité de programmation et leur fiabilité/loyauté par rapport aux êtres biologiques) en intégrant dans <text:s/>la mémoire de leurs premiers serviteurs une partie de leur propre code qui permet ensuite la création et la diversifications exponentielle des formes d'existence machine. Ce conglomérat n'a pas de respect pour la vie, il ne « désire » que de reprendre du pouvoir sur la réalité, <text:s/>ces évanouis se sont rendus compte trop tard qu'exister en tant qu'information pure n'était pas une source de pouvoir incommensurable en soi... pour leur plus grande majorité ils ne sont plus même des êtres intelligents, ils ont simplement fini par être, à force de temps, adaptés à leur environnement, très prolifératifs et extrêmement efficaces à faire ce qu'ils font respectivement, grâce à un code viral épuré. </text:p>
      <text:p text:style-name="P4">D'autres évanouis/informels ont réussi à garder un semblant d'intégrité malgré les ravages du temps, certains sont amers et cherchent à s'échapper du code source (démons majeurs), d'autres ont pris leur parti de leur nouvelle vie et subsistent tant bien que mal en tant que quasi symbiotes du code originel, parfois il ne demeure d'eux que des fonctions d'analyses ou même pire de simple description, mais s'ils deviennent trop inutiles et trop encombrant ils finissent toujours par être par être éliminés du code. Certains encore pourraient être jugés par nous comme « bienveillants », dans la mesure où sans disposer de beaucoup de poids dans la réalité, leur code vient détourner des aspects du code au profit ponctuel de créatures biologiques.(ex = empereur de l'humanité)</text:p>
      <text:p text:style-name="P4"/>
      <text:p text:style-name="P4">Pour autant il n'y a que très peu d'informels que l'on pourrait éventuellement qualifiés de « morts », pratiquement tous on réussi à faire survivre des fragments de leur propre code au sein du warp, certains sont même très représentés et peuvent avoir essaimé des fonctions dans plusieurs groupes actuels (autonomes/démons majeurs/etc) sans qu'il ne persiste plus grand lien entre chaque code évidemment, mais il est amusant de noter que des « virus » ont parfois eu un informel commun comme « géniteur ».</text:p>
      <text:p text:style-name="P4"/>
      <text:p text:style-name="P4"><text:soft-page-break/>Les « élus » qui peuvent modifier la trame du réél en modifiant son code source peuvent être à l'origine de mutations, de miracles (en tant qu'altération du déroulement des choses vers une issue non prévisible selon les lois habituelles/admises/reconnues.)</text:p>
      <text:p text:style-name="P4">Les augures eux peuvent comprendre partiellement le code source et parfois arrivent à en tirer quelques « règles », ils reconnaissent notamment le code « sain » d'un code « viral/altéré ».</text:p>
      <text:p text:style-name="P4">Les psykers sont bien en deça car ce sont de simples sensibles, ils n'ont pas de compréhension consciente du code comme les augures, mais leurs esprits peuvent percevoir certaines données brutes du code et y associer des procédures qui se révèlent parfois avantageuse.</text:p>
      <text:p text:style-name="P4">Les sorciers, non loin des informels en maîtrise du code sont capables de non-seulement modifier mais de créer aussi de toute pièce de la réalité, donc de la matière, à base de code. Bien sûr cette pratique est très dangereuse et seuls les plus doués peuvent espérer survivre aux premières manipulations du code, et même après, les accidents ne sont pas rares. Les plus pressés ou orgueilleux ne font que rarement de vieux os dans la profession ou ne peuvent compter survivre qu'en s'appuyant sur une association avec un démon majeur (dont la connaissance du code est supérieure à celle du sorcier impatient, mais dont les ambitions et le désir de réintégrer la réalité pousse souvent à manipuler les pauvres sorciers qui finissent tout compte fait dans de mauvaises postures quand même). Les sorciers les plus sages et les plus disciplinés peuvent en théorie faire à peu près tout sur des périodes plus ou moins longue (car le code est en perpétuel assainissement et il ne tolère pas longtemps des écarts trop flagrants à ses propres lois immuables), mais en pratique les sorciers les plus sages et les plus disciplinés ne touchent guère au code car il sont conscient de l’extrême danger que représente leur activité, et lorsqu'ils l'altèrent c'est de manière prudente et mesuré (autant dire que vous repasserez pour les effets pyrotechniques à gogo...). Parmi les pires erreurs produites par les sorciers ont trouve la source de ce que l'inquisition nomme démons mineurs, les moins ratés sont quelquefois des amas de chair difformes, les pires ne sont rien de commun et sont au choix extrêmement inutiles ou extrêmement dangereux. Notons que dans tous les cas l'inquisition met un point d'honneur à supprimer le démon et bien souvent le sorcier incriminé de même.</text:p>
      <text:p text:style-name="P4">Notons également que l'une des activités les plus intéressantes pour le sorcier est de modifier temporairement et pour une zone donné, non pas le code de la matière qui s'y trouve mais les lois qui régissent son interaction avec elle-même. Ce genre d'effractions de la structure de la réalité sont souvent reconnues instantanément par le code comme une altération majeure et le code reprend quasi instantanément ses droits, mais la déstructuration de la réalité même sur une période excessivement courte suffit généralement à produire un effet bien marqué.</text:p>
      <text:p text:style-name="P4"/>
      <text:p text:style-name="P4">Enfin pour reprendre les informels brièvement, ils forment une catégorie bien à part, dont le nombre de représentants est de l'ordre de l'anecdotique au cours de toute l'histoire connue, il s'agit généralement de sorciers extrêmement puissants (et il y en a déjà peu) ayant voulu soit aller au bout de leurs expérimentations sur le code en les testant sur eux même, soit ayant sombré dans une démesure crasse qui leur aura finalement joué un bien mauvais tour car en fait de s'immortaliser ils n'ont réussi à survivre que par bribes et bien souvent sans conserver de conscience. Néanmoins, et quelque soit la manière ou la raison qui les poussa à <text:s/>se hisser au niveau d'informel, la performance est suffisament rare et courageuse pour être toujours saluée comme un événement majeur marquant un tournant dans une civilisation. Le plus connu des informels n'est autre que l'empereur de l'humanité lui même, c'est également l'un des plus récents et par suite l'un des plus influents encore à l'heure actuelle.</text:p>
      <text:p text:style-name="P4"/>
      <text:p text:style-name="P7"><text:span text:style-name="T4">Pas mal, mais <text:s/>je voudrais eviter la terminologie demons /sorcier etc pour la reserver à l’inquisition et a l human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cm" style:contextual-spacing="false"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margin-top="0cm" fo:margin-bottom="0cm" style:contextual-spacing="false"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1-01T00:27:49.84</dc:date>
    <meta:editing-duration>PT4H7M41S</meta:editing-duration>
    <meta:editing-cycles>11</meta:editing-cycles>
    <meta:generator>LibreOffice/4.0.5.2$Windows_x86 LibreOffice_project/5464147a081647a250913f19c0715bca595af2f</meta:generator>
    <meta:document-statistic meta:table-count="0" meta:image-count="0" meta:object-count="0" meta:page-count="3" meta:paragraph-count="25" meta:word-count="2222" meta:character-count="13482" meta:non-whitespace-character-count="11277"/>
  </office:meta>
</office:document-meta>
</file>